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YGothic" svg:font-family="HYGothic"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start" style:justify-single-word="false"/>
      <style:text-properties style:font-name="Liberation Serif" style:text-underline-style="none" fo:font-weight="bold" style:font-weight-asian="bold" style:font-weight-complex="bold"/>
    </style:style>
    <style:style style:name="P3" style:family="paragraph" style:parent-style-name="Standard">
      <style:paragraph-properties fo:line-height="150%" fo:text-align="start" style:justify-single-word="false"/>
      <style:text-properties style:font-name="Liberation Serif"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XVII.V – The End of all Ends Part 3</text:p>
      <text:p text:style-name="P2"><text:tab/><text:span text:style-name="T1">I was hanging at the hub after compiling a playlist of my favourite 20-21</text:span><text:span text:style-name="T2">st</text:span><text:span text:style-name="T1"> century bands such as Lacuna Coil, Nightwish, Within Temptation, Tristania, Theatre of Tragedy, and Linkin Park, and just as I was ready to hit the play button, Kacey showed up above me. I was lying on the couch and she came at me ans asked: “Can you help me with the calculations of weight distribuion again?”</text:span></text:p>
      <text:p text:style-name="P3"><text:tab/>“I explained to you about a hundred times already but sure, why not? What was your total weight?”</text:p>
      <text:p text:style-name="P3"><text:tab/>“1024 Kilograms.”</text:p>
      <text:p text:style-name="P3"><text:tab/>“Now reduce your endo-skeleton and you are left with?”</text:p>
      <text:p text:style-name="P3"><text:tab/>“534.5 Kilograms.”</text:p>
      <text:p text:style-name="P3"><text:tab/>“Now reduce the total weight of your exo-skeleton and you are left with?”</text:p>
      <text:p text:style-name="P3"><text:tab/>“45 Kilograms.”</text:p>
      <text:p text:style-name="P3"><text:tab/>“That's it, you're officially a stick figure with boobs...” Commander Jaxx showed up just as I said it, with as wide a smile as he could. “Hello Commander...”</text:p>
      <text:p text:style-name="P3"><text:tab/>“Come with me, we have an urgent matter to discuss with you.”</text:p>
      <text:p text:style-name="P3"><text:tab/>“Sir, yes sir.” As we walked down the hall towards the Commodore's office, I tried to inquire as to the nature of this matter. Commander Jaxx did not play ball, though. We entered the Commodore's office. The Commodore was there, and behind him on security monitors I saw that civilian operative that I interrogated lying in the infirmary, and Dr. Oswald trying to patch his fingers up as best he could after removing the commando knives. I remained silent.</text:p>
      <text:p text:style-name="P3"><text:tab/>“I understand this is your doing, is it true Cpl. Summer?”</text:p>
      <text:p text:style-name="P3"><text:tab/>“Sir, yes sir.”</text:p>
      <text:p text:style-name="P3"><text:tab/>“Care to explain why you did what you did to that poor fellow?”</text:p>
      <text:p text:style-name="P3"><text:tab/>“I believe he was my assailant from about a month ago, he was the one who scared me nearly to death with his special cutlery, and he could have killed me unless something had altered his mind in time.”</text:p>
      <text:p text:style-name="P3"><text:tab/>“Anything else, something that could substantiate your claim?”</text:p>
      <text:p text:style-name="P2"><text:span text:style-name="T1"><text:tab/>“He gave me an exact location of where I found my four missing suits. Two Exo's and two Endo's, it was at the exact spot he said I'll find them sir.”</text:span></text:p>
      <text:p text:style-name="P3"><text:tab/>“Did he give you any clue to who sent him and/or why?”</text:p>
      <text:p text:style-name="P3"><text:tab/>“He said he was sent by Mr. Ravenloft, who is in fact Kalistor, the very same Kalistor who is the head of Hell-Believers clan Omega 5, which is the biggest reliegous PMC to date. I think he could <text:soft-page-break/>rival those of the Triad and the Yakuza.”</text:p>
      <text:p text:style-name="P3"><text:tab/>“Congratualations Ophelia, you passed the test. I told you she'll nail him.”</text:p>
      <text:p text:style-name="P3"><text:tab/>“Not now, Terron, we have much more significant matters to discuss with Cpl. Summer, but Commander Jaxx is right, you passed with flying colours the test, only we thought you'll do it much sooner than that.” The Commodore kept talking for a while but I was in such a shock as to why would they do that to me, so I lost track of what he just said until he said: “...Stillborn.”</text:p>
      <text:p text:style-name="P3"><text:tab/>“I'm sorry Commodore, can you repeat what you just said, my mind drifted a bit.”</text:p>
      <text:p text:style-name="P3"><text:tab/>“Next time, try to concentrate. I was saying that it is very possible that your Uber den Geist has been slightly off recently due to the fact we were trying to conceal something from you, that your A.I. Was quick to follow. It is true that before you drafted, you were pregnant for a short time, a fact we were trying to conceal since you would not be able to draft if you were a fresh mother after giving birth.”</text:p>
      <text:p text:style-name="P3"><text:tab/>“What do you mean... Sir?” I nearly forgot to mention the sir part.</text:p>
      <text:p text:style-name="P2"><text:span text:style-name="T1"><text:tab/>“You had a miscarriage, and the child you bore was a stillborn. I think it happened at about the 12</text:span><text:span text:style-name="T2">th</text:span><text:span text:style-name="T1"> week or so. I hope this information would bring some peace to your mind and help re-balance your Uber den Geist. Also due to recent events Dr. Oswald has decided to increase your cocktail dosage to three shots a day, until we'll decide otherwise. You are to obey and comply with this new regime starting today. Mr. Dante Romano will still be the one who administer them unless you'll be notified differently.”</text:span></text:p>
      <text:p text:style-name="P3"><text:tab/>“Thank you for explaining this, sir. I'll need some time to let it all sink in, sir. Am I dismissed?” I felt a tinge of an incoming text message.</text:p>
      <text:p text:style-name="P3"><text:tab/>“For the time being, and do try to keep away from the civilian operatives.” 'Medical records have been falsified' a message from LeighTNeR, who's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YGothic" svg:font-family="HYGothic"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HYGothic"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HYGothic"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HYGothic" style:font-family-asian="HY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3:12:25</meta:creation-date>
    <dc:date>2016-04-27T23:41:32.994745574</dc:date>
    <meta:editing-duration>PT1H18M12S</meta:editing-duration>
    <meta:editing-cycles>9</meta:editing-cycles>
    <meta:generator>LibreOffice/5.0.6.1$Linux_X86_64 LibreOffice_project/00$Build-1</meta:generator>
    <dc:creator>OoZooL Obliterator666</dc:creator>
    <meta:document-statistic meta:table-count="0" meta:image-count="0" meta:object-count="0" meta:page-count="2" meta:paragraph-count="28" meta:word-count="747" meta:character-count="4083" meta:non-whitespace-character-count="3337"/>
  </office:meta>
</office:document-meta>
</file>